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5000001F31C8D362936BA192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es" fo:country="GT" style:letter-kerning="false" style:font-size-asian="11pt" style:language-asian="es" style:country-asian="GT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font-size="11pt" fo:language="es" fo:country="GT" style:letter-kerning="false" style:font-size-asian="11pt" style:language-asian="es" style:country-asian="GT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Arial Narrow" fo:font-size="11pt" fo:language="es" fo:country="GT" style:letter-kerning="false" style:font-size-asian="11pt" style:language-asian="es" style:country-asian="GT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/>
      <style:text-properties fo:color="#000000" loext:opacity="100%" style:font-name-asian="Times New Roman1" style:language-asian="es" style:country-asian="GT" style:font-name-complex="Calibri1"/>
    </style:style>
    <style:style style:name="P5" style:family="paragraph" style:parent-style-name="List_20_Paragraph" style:list-style-name="">
      <loext:graphic-properties draw:fill="solid" draw:fill-color="#ffffff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fo:color="#000000" loext:opacity="100%" style:font-name="Arial" officeooo:rsid="000c781b" officeooo:paragraph-rsid="000c781b" style:font-name-asian="Times New Roman1" style:language-asian="es" style:country-asian="GT" style:font-name-complex="Calibri1"/>
    </style:style>
    <style:style style:name="P6" style:family="paragraph" style:parent-style-name="List_20_Paragraph" style:list-style-name="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000000" loext:opacity="100%" style:font-name-asian="Times New Roman1" style:language-asian="es" style:country-asian="GT" style:font-name-complex="Calibri1"/>
    </style:style>
    <style:style style:name="P7" style:family="paragraph" style:parent-style-name="Standard" style:list-style-name="">
      <loext:graphic-properties draw:fill="solid" draw:fill-color="#00bcd5"/>
      <style:paragraph-properties fo:margin-top="0cm" fo:margin-bottom="0cm" style:contextual-spacing="false" fo:line-height="115%" fo:text-align="center" style:justify-single-word="false" fo:background-color="#00bcd5" fo:padding-left="0cm" fo:padding-right="0cm" fo:padding-top="0cm" fo:padding-bottom="0.035cm" fo:border-left="none" fo:border-right="none" fo:border-top="none" fo:border-bottom="0.51pt solid #000000"/>
      <style:text-properties fo:color="#ffffff" loext:opacity="100%" fo:font-weight="bold" style:font-name-asian="Times New Roman1" style:language-asian="es" style:country-asian="GT" style:font-weight-asian="bold" style:font-name-complex="Calibri1"/>
    </style:style>
    <style:style style:name="P8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00bcd5" loext:opacity="100%" fo:font-size="14pt" fo:font-weight="bold" style:font-name-asian="Times New Roman1" style:font-size-asian="14pt" style:language-asian="es" style:country-asian="GT" style:font-weight-asian="bold" style:font-name-complex="Calibri1"/>
    </style:style>
    <style:style style:name="P9" style:family="paragraph" style:parent-style-name="Standard" style:list-style-name="">
      <loext:graphic-properties draw:fill="solid" draw:fill-color="#00bcd5"/>
      <style:paragraph-properties fo:margin-top="0cm" fo:margin-bottom="0.212cm" style:contextual-spacing="false" fo:line-height="100%" fo:text-align="center" style:justify-single-word="false" fo:background-color="#00bcd5" fo:padding-left="0cm" fo:padding-right="0cm" fo:padding-top="0cm" fo:padding-bottom="0.035cm" fo:border-left="none" fo:border-right="none" fo:border-top="none" fo:border-bottom="0.51pt solid #000000"/>
    </style:style>
    <style:style style:name="P10" style:family="paragraph" style:parent-style-name="Standard" style:list-style-name="">
      <loext:graphic-properties draw:fill="solid" draw:fill-color="#ffffff"/>
      <style:paragraph-properties fo:margin-top="0.847cm" fo:margin-bottom="0.212cm" style:contextual-spacing="false" fo:line-height="100%" fo:text-align="justify" style:justify-single-word="false" fo:background-color="#ffffff"/>
      <style:text-properties style:font-name="Arial" officeooo:paragraph-rsid="0013632f"/>
    </style:style>
    <style:style style:name="P11" style:family="paragraph" style:parent-style-name="Standard" style:list-style-name="">
      <loext:graphic-properties draw:fill="solid" draw:fill-color="#ffffff"/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" style:font-name-asian="Times New Roman1" style:language-asian="es" style:country-asian="GT" style:font-name-complex="Calibri1"/>
    </style:style>
    <style:style style:name="P12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fo:color="#000000" loext:opacity="100%" style:font-name="Arial" officeooo:rsid="000c781b" officeooo:paragraph-rsid="00125c4d" style:font-name-asian="Times New Roman1" style:language-asian="es" style:country-asian="GT" style:font-name-complex="Calibri1"/>
    </style:style>
    <style:style style:name="P13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fo:color="#000000" loext:opacity="100%" style:font-name="Arial" officeooo:rsid="00125c4d" officeooo:paragraph-rsid="00125c4d" style:font-name-asian="Times New Roman1" style:language-asian="es" style:country-asian="GT" style:font-name-complex="Calibri1"/>
    </style:style>
    <style:style style:name="P14" style:family="paragraph" style:parent-style-name="Standard">
      <style:text-properties officeooo:paragraph-rsid="00125c4d"/>
    </style:style>
    <style:style style:name="P15" style:family="paragraph" style:parent-style-name="Standard">
      <style:paragraph-properties fo:text-align="center" style:justify-single-word="false"/>
      <style:text-properties officeooo:paragraph-rsid="00125c4d"/>
    </style:style>
    <style:style style:name="P16" style:family="paragraph" style:parent-style-name="Standard">
      <style:text-properties fo:font-weight="bold" officeooo:paragraph-rsid="00125c4d" style:font-weight-asian="bold" style:font-weight-complex="bold"/>
    </style:style>
    <style:style style:name="P17" style:family="paragraph" style:parent-style-name="Standard">
      <style:text-properties fo:font-size="15pt" fo:font-weight="bold" officeooo:paragraph-rsid="00125c4d" style:font-size-asian="15pt" style:font-weight-asian="bold" style:font-size-complex="15pt" style:font-weight-complex="bold"/>
    </style:style>
    <style:style style:name="T1" style:family="text">
      <style:text-properties fo:color="#ffffff" loext:opacity="100%" style:font-name="Arial Narrow" fo:font-weight="bold" style:font-weight-asian="bold" style:font-name-complex="Arial1"/>
    </style:style>
    <style:style style:name="T2" style:family="text">
      <style:text-properties fo:color="#ffffff" loext:opacity="100%" style:font-name="Arial Narrow" fo:font-weight="bold" officeooo:rsid="000d1ba1" style:font-weight-asian="bold" style:font-name-complex="Arial1"/>
    </style:style>
    <style:style style:name="T3" style:family="text">
      <style:text-properties fo:color="#ffffff" loext:opacity="100%" style:font-name="Arial Narrow" style:font-name-complex="Arial1"/>
    </style:style>
    <style:style style:name="T4" style:family="text">
      <style:text-properties fo:color="#ffffff" loext:opacity="100%" style:font-name="Arial Narrow" officeooo:rsid="000d7ca4" style:font-name-complex="Arial1"/>
    </style:style>
    <style:style style:name="T5" style:family="text">
      <style:text-properties fo:color="#ffffff" loext:opacity="100%" fo:language="en" fo:country="US" fo:font-weight="bold" style:font-name-asian="Times New Roman1" style:language-asian="es" style:country-asian="GT" style:font-weight-asian="bold" style:font-name-complex="Calibri1"/>
    </style:style>
    <style:style style:name="T6" style:family="text">
      <style:text-properties fo:color="#ffffff" loext:opacity="100%" fo:language="en" fo:country="US" fo:font-weight="bold" officeooo:rsid="00125c4d" style:font-name-asian="Times New Roman1" style:language-asian="es" style:country-asian="GT" style:font-weight-asian="bold" style:font-name-complex="Calibri1"/>
    </style:style>
    <style:style style:name="T7" style:family="text">
      <style:text-properties fo:color="#ffffff" loext:opacity="100%" fo:language="en" fo:country="US" fo:font-weight="bold" officeooo:rsid="0014d348" style:font-name-asian="Times New Roman1" style:language-asian="es" style:country-asian="GT" style:font-weight-asian="bold" style:font-name-complex="Calibri1"/>
    </style:style>
    <style:style style:name="T8" style:family="text">
      <style:text-properties fo:color="#00bcd5" loext:opacity="100%" fo:font-size="14pt" fo:font-weight="bold" officeooo:rsid="000d7ca4" style:font-name-asian="Times New Roman1" style:font-size-asian="14pt" style:language-asian="es" style:country-asian="GT" style:font-weight-asian="bold" style:font-name-complex="Calibri1"/>
    </style:style>
    <style:style style:name="T9" style:family="text">
      <style:text-properties fo:color="#000000" loext:opacity="100%" style:font-name-asian="Times New Roman1" style:language-asian="es" style:country-asian="GT" style:font-name-complex="Calibri1"/>
    </style:style>
    <style:style style:name="T10" style:family="text">
      <style:text-properties fo:color="#000000" loext:opacity="100%" style:font-name="Arial" style:font-name-asian="Times New Roman1" style:language-asian="es" style:country-asian="GT" style:font-name-complex="Calibri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25c4d"/>
    </style:style>
    <style:style style:name="T13" style:family="text">
      <style:text-properties officeooo:rsid="001363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Laboratorio <text:span text:style-name="T12">4</text:span>.</text:h>
      <text:p text:style-name="P15"><text:span text:style-name="T8">Clustering: Segmentación de Clientes Basada en Comportamiento de Compra</text:span></text:p>
      <text:h text:style-name="P9" text:outline-level="3"><text:span text:style-name="T6">O</text:span><text:span text:style-name="T7">BJETIVOS</text:span><text:span text:style-name="T5">:</text:span></text:h>
      <text:p text:style-name="P14"/>
      <text:p text:style-name="P14">- Aplicar técnicas de análisis de clústeres para identificar segmentos de clientes en un conjunto de datos de comportamiento de compra.</text:p>
      <text:p text:style-name="P14">- Evaluar el número óptimo de clústeres utilizando el método del codo y la métrica de la silueta.</text:p>
      <text:p text:style-name="P14">- Interpretar los clústeres en el contexto de estrategias de marketing y recomendación de productos.</text:p>
      <text:h text:style-name="P7" text:outline-level="3">DESCRIPCIÓN DEL <text:s/><text:span text:style-name="T13">CONJUNTO DE DATOS</text:span></text:h>
      <text:h text:style-name="P10" text:outline-level="3"><text:span text:style-name="T9">El conjunto de datos de "Comportamiento del Consumidor y Hábitos de Compra" incluye características como categorías de productos comprados, frecuencia de compra, preferencias de marca, y gasto promedio. Puede ser descargado de Kaggle a través del siguiente enlace:</text:span></text:h>
      <text:h text:style-name="P10" text:outline-level="3"><text:span text:style-name="T9">https://www.kaggle.com/datasets/zeesolver/consumer-behavior-and-shopping-habits-dataset</text:span></text:h>
      <text:p text:style-name="P4"/>
      <text:h text:style-name="P7" text:outline-level="3">EJERCICIOS</text:h>
      <text:h text:style-name="P5" text:outline-level="3"/>
      <text:p text:style-name="P17">Parte 1: Preparación del Entorno y Exploración de Datos</text:p>
      <text:p text:style-name="P14"><text:span text:style-name="T11">1. </text:span><text:s/><text:span text:style-name="T11">Importación de Librerías y Carga de Datos:</text:span></text:p>
      <text:p text:style-name="P14"><text:s text:c="3"/>- Importar las librerías necesarias y cargar el conjunto de datos utilizando Pandas.</text:p>
      <text:p text:style-name="P14"><text:span text:style-name="T11">2.</text:span> <text:s/><text:span text:style-name="T11">Análisis Exploratorio de Datos (EDA):</text:span></text:p>
      <text:p text:style-name="P14"><text:s text:c="3"/>- Visualizar las primeras filas del conjunto de datos para entender su estructura.</text:p>
      <text:p text:style-name="P14"><text:s text:c="3"/>- Realizar estadísticas descriptivas para comprender las distribuciones y rangos de las variables.</text:p>
      <text:p text:style-name="P14"><text:s text:c="3"/>- Identificar y manejar valores faltantes si los hay.</text:p>
      <text:p text:style-name="P14">- Graficar distribuciones y relaciones entre variables importantes.</text:p>
      <text:p text:style-name="P14"/>
      <text:p text:style-name="P14"><text:soft-page-break/></text:p>
      <text:p text:style-name="P17">Parte 2: Preprocesamiento de Datos</text:p>
      <text:p text:style-name="P16">1. <text:s/>Limpieza de Datos:</text:p>
      <text:p text:style-name="P14"><text:s text:c="3"/>- Manejar valores faltantes, ya sea eliminándolos o imputándolos.</text:p>
      <text:p text:style-name="P14"><text:s text:c="3"/>- Codificar variables categóricas utilizando técnicas como One-Hot Encoding.</text:p>
      <text:p text:style-name="P16">2. <text:s/>Normalización de Datos:</text:p>
      <text:p text:style-name="P14"><text:s text:c="3"/>- Aplicar normalización o estandarización a las características numéricas para garantizar que todas están en la misma escala.</text:p>
      <text:p text:style-name="P14"/>
      <text:p text:style-name="P17">Parte 3: Clustering con K-Means</text:p>
      <text:p text:style-name="P16">1. <text:s/>Aplicación Inicial de K-Means:</text:p>
      <text:p text:style-name="P14"><text:s text:c="3"/>- Aplicar el algoritmo K-Means con un número arbitrario de clústeres (por ejemplo, 3) para tener una primera vista.</text:p>
      <text:p text:style-name="P16">2. <text:s/>Búsqueda del Número Óptimo de Clústeres:</text:p>
      <text:p text:style-name="P14"><text:s text:c="3"/>- Utilizar el método del codo para identificar el número óptimo de clústeres.</text:p>
      <text:p text:style-name="P14"><text:s text:c="3"/>- Aplicar la métrica de la silueta como confirmación adicional.</text:p>
      <text:p text:style-name="P14"/>
      <text:p text:style-name="P17">Parte 4: Análisis de Clústeres</text:p>
      <text:p text:style-name="P16">1. <text:s/>Interpretación de Clústeres:</text:p>
      <text:p text:style-name="P14"><text:s text:c="3"/>- Analizar las características promedio de cada clúster para entender los segmentos de clientes.</text:p>
      <text:p text:style-name="P14"><text:s text:c="3"/>- Visualizar los clústeres utilizando técnicas de reducción de dimensionalidad, si es posible.</text:p>
      <text:p text:style-name="P16">2. <text:s/>Estrategias de Marketing y Recomendaciones:</text:p>
      <text:p text:style-name="P14">- Basado en los clústeres identificados, discutir posibles estrategias de marketing o recomendaciones de productos específicas para cada segmento.</text:p>
      <text:p text:style-name="P14"/>
      <text:p text:style-name="P14"/>
      <text:p text:style-name="P14"/>
      <text:p text:style-name="P17"><text:soft-page-break/>Parte 5: Reflexión y Conclusión</text:p>
      <text:p text:style-name="P16">1. <text:s/>Reflexión sobre los Resultados:</text:p>
      <text:p text:style-name="P14"><text:s text:c="3"/>- Discutir la efectividad del análisis de clústeres en proporcionar “insights" útiles sobre el comportamiento de compra.</text:p>
      <text:p text:style-name="P14"><text:s text:c="3"/>- Reflexionar sobre las limitaciones del análisis y posibles mejoras.</text:p>
      <text:p text:style-name="P14"/>
      <text:p text:style-name="P16">Entrega:</text:p>
      <text:p text:style-name="P14"><text:span text:style-name="T12">D</text:span>eben entregar un informe que incluya:</text:p>
      <text:p text:style-name="P14">- Código fuente utilizado para el análisis.</text:p>
      <text:p text:style-name="P14">- Visualizaciones generadas.</text:p>
      <text:p text:style-name="P14">- Una discusión de los resultados del análisis de clústeres, incluyendo la interpretación de cada clúster y las estrategias de marketing recomendadas.</text:p>
      <text:h text:style-name="P12" text:outline-level="3">- Reflexión final sobre el laboratorio y los insights obtenidos.</text:h>
      <text:h text:style-name="P12" text:outline-level="3"/>
      <text:h text:style-name="P13" text:outline-level="3">Puede integrarse todo en un Notebook ipynb!</text:h>
      <text:h text:style-name="P6" text:outline-level="3"/>
      <text:h text:style-name="P7" text:outline-level="3">EVALUACIÓN </text:h>
      <text:h text:style-name="P11" text:outline-level="3"/>
      <text:h text:style-name="P11" text:outline-level="3"><text:span text:style-name="T10"/></text:h>
      <text:p text:style-name="P14"><text:span text:style-name="T11">- <text:s/>Exploración de Datos (20%):</text:span> <text:s/>Completitud y profundidad del análisis exploratorio.</text:p>
      <text:p text:style-name="P14"><text:span text:style-name="T11">- <text:s/>Preprocesamiento de Datos (20%): </text:span><text:s/>Efectividad en la limpieza y preparación de los datos.</text:p>
      <text:p text:style-name="P14"><text:span text:style-name="T11">- <text:s/>Implementación y Optimización de K-Means (20%):</text:span> <text:s/>Correcta aplicación y búsqueda del número óptimo de clústeres.</text:p>
      <text:p text:style-name="P14"><text:span text:style-name="T11">- <text:s/>Análisis e Interpretación de Clústeres (20%):</text:span> <text:s/>Claridad en la interpretación de los clústeres y en las estrategias de marketing propuestas.</text:p>
      <text:p text:style-name="P14"><text:span text:style-name="T11">- <text:s/>Reflexión y Presentación (20%):</text:span> <text:s/>Profundidad de la reflexión sobre el proceso y los resultados, calidad de la presentación del infor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G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G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G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ítulo_20_4_20_Car" style:default-outline-level="4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G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G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G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bcd5" loext:opacity="100%" fo:font-weight="bold" style:font-name-asian="Times New Roman1" style:font-family-asian="'Times New Roman'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89cm" fo:margin-top="0cm" fo:margin-bottom="0cm" table:align="center" style:writing-mode="lr-tb"/>
    </style:style>
    <style:style style:name="Table1.A" style:family="table-column">
      <style:table-column-properties style:column-width="2.949cm"/>
    </style:style>
    <style:style style:name="Table1.B" style:family="table-column">
      <style:table-column-properties style:column-width="8.874cm"/>
    </style:style>
    <style:style style:name="Table1.C" style:family="table-column">
      <style:table-column-properties style:column-width="3.76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bcd5" fo:padding-left="0.191cm" fo:padding-right="0.191cm" fo:padding-top="0cm" fo:padding-bottom="0cm" fo:border-left="none" fo:border-right="none" fo:border-top="none" fo:border-bottom="0.5pt dashe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es" fo:country="GT" style:letter-kerning="false" style:font-size-asian="11pt" style:language-asian="es" style:country-asian="GT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Arial Narrow" fo:font-size="11pt" fo:language="es" fo:country="GT" style:letter-kerning="false" style:font-size-asian="11pt" style:language-asian="es" style:country-asian="GT" style:font-name-complex="Arial1" style:font-size-complex="11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font-size="11pt" fo:language="es" fo:country="GT" style:letter-kerning="false" style:font-size-asian="11pt" style:language-asian="es" style:country-asian="GT" style:font-size-complex="11pt" style:language-complex="ar" style:country-complex="SA"/>
    </style:style>
    <style:style style:name="MT1" style:family="text">
      <style:text-properties fo:color="#ffffff" loext:opacity="100%" style:font-name="Arial Narrow" fo:font-weight="bold" style:font-weight-asian="bold" style:font-name-complex="Arial1"/>
    </style:style>
    <style:style style:name="MT2" style:family="text">
      <style:text-properties fo:color="#ffffff" loext:opacity="100%" style:font-name="Arial Narrow" fo:font-weight="bold" officeooo:rsid="000d1ba1" style:font-weight-asian="bold" style:font-name-complex="Arial1"/>
    </style:style>
    <style:style style:name="MT3" style:family="text">
      <style:text-properties fo:color="#ffffff" loext:opacity="100%" style:font-name="Arial Narrow" style:font-name-complex="Arial1"/>
    </style:style>
    <style:style style:name="MT4" style:family="text">
      <style:text-properties fo:color="#ffffff" loext:opacity="100%" style:font-name="Arial Narrow" officeooo:rsid="000d7ca4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Picture 1" text:anchor-type="as-char" svg:width="2.568cm" svg:height="2.335cm" draw:z-index="2"><draw:image xlink:href="Pictures/1000000100000225000001F31C8D362936BA192D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Universidad del Valle de Guatemala</text:p>
              <text:p text:style-name="MP2">Facultad de Ingeniería</text:p>
              <text:p text:style-name="MP2">Departamento de Ciencias de la Computación</text:p>
              <text:p text:style-name="MP1"><text:span text:style-name="MT1">CC30</text:span><text:span text:style-name="MT2">74</text:span><text:span text:style-name="MT1"> – Data </text:span><text:span text:style-name="MT2">Mining</text:span></text:p>
            </table:table-cell>
            <table:table-cell table:style-name="Table1.A1" office:value-type="string">
              <text:p text:style-name="MP3"><text:span text:style-name="MT3">Semestre I – 202</text:span><text:span text:style-name="MT4">4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aquitqm</meta:initial-creator>
    <meta:editing-cycles>11</meta:editing-cycles>
    <meta:print-date>2018-08-06T23:25:00</meta:print-date>
    <meta:creation-date>2020-07-17T22:59:00</meta:creation-date>
    <dc:date>2024-04-01T11:38:22.658074303</dc:date>
    <meta:editing-duration>PT2H18S</meta:editing-duration>
    <meta:generator>LibreOffice/7.4.2.3$MacOSX_AARCH64 LibreOffice_project/382eef1f22670f7f4118c8c2dd222ec7ad009daf</meta:generator>
    <dc:creator>Luis R. Furlán</dc:creator>
    <meta:document-statistic meta:table-count="1" meta:image-count="1" meta:object-count="0" meta:page-count="3" meta:paragraph-count="59" meta:word-count="556" meta:character-count="3892" meta:non-whitespace-character-count="3329"/>
    <meta:user-defined meta:name="AppVersion">16.0000</meta:user-defined>
    <meta:template xlink:type="simple" xlink:actuate="onRequest" xlink:title="Normal.dotm" xlink:href=""/>
  </office:meta>
</office:document-meta>
</file>